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E 5323 Phase 3 Repor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le Niels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wer/Delay, 1.1V, 110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tal Power 1.055e-4</text:p>
              </text:list-item>
              <text:list-item>
                <text:p>Max Power 9.603e-5</text:p>
                <text:p>Delay values generated by python script(max delay 2.119ns):</text:p>
                <text:list>
                  <text:list-item>
                    <text:p>2.199e-09</text:p>
                  </text:list-item>
                  <text:list-item>
                    <text:p>2.072e-09</text:p>
                  </text:list-item>
                  <text:list-item>
                    <text:p>2.077e-09</text:p>
                  </text:list-item>
                  <text:list-item>
                    <text:p>1.557e-09</text:p>
                  </text:list-item>
                  <text:list-item>
                    <text:p>2.119e-09</text:p>
                  </text:list-item>
                  <text:list-item>
                    <text:p>2.047e-09</text:p>
                  </text:list-item>
                  <text:list-item>
                    <text:p>2.198e-09</text:p>
                  </text:list-item>
                  <text:list-item>
                    <text:p>2.199e-09</text:p>
                  </text:list-item>
                  <text:list-item>
                    <text:p>2.144e-0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wer/Delay, 0.7V, 110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lay Values Generated (max 2.073ns)</text:p>
                <text:list>
                  <text:list-item>
                    <text:p>1.913e-9</text:p>
                  </text:list-item>
                  <text:list-item>
                    <text:p>2.073e-9</text:p>
                  </text:list-item>
                  <text:list-item>
                    <text:p>1.868e-9</text:p>
                  </text:list-item>
                  <text:list-item>
                    <text:p>1.69e-9</text:p>
                  </text:list-item>
                  <text:list-item>
                    <text:p>1.775e-9</text:p>
                  </text:list-item>
                  <text:list-item>
                    <text:p>0</text:p>
                  </text:list-item>
                  <text:list-item>
                    <text:p>1.634e-9</text:p>
                  </text:list-item>
                  <text:list-item>
                    <text:p>0</text:p>
                  </text:list-item>
                  <text:list-item>
                    <text:p>1.187e-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5:17:19.468783928</meta:creation-date>
    <dc:date>2016-12-12T15:32:59.342058188</dc:date>
    <meta:editing-duration>PT19S</meta:editing-duration>
    <meta:editing-cycles>1</meta:editing-cycles>
    <meta:document-statistic meta:object-count="33"/>
    <meta:generator>LibreOffice/4.4.3.2$Linux_X86_64 LibreOffice_project/40m0$Build-2</meta:generator>
  </office:meta>
</office:document-meta>
</file>